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JackrabbitWorkspace.createWorkspace( String name , InputSource templ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lientJackrabbitWorkspace.ClientJackrabbitWorkspace( Session session , RemoteJackrabbitWorkspace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JackrabbitWorkspace.createWorkspac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